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000000190A81ECDE63C42D7A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Helvetica Neue" svg:font-family="'Helvetica Neue', Helvetica, Arial, sans-serif"/>
    <style:font-face style:name="Tahoma1" svg:font-family="Tahoma"/>
    <style:font-face style:name="Courier New" svg:font-family="'Courier New'" style:font-family-generic="modern"/>
    <style:font-face style:name="Arial3"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fo:background-color="transparen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paragraph-rsid="001a72aa"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3" style:family="paragraph" style:parent-style-name="Standard">
      <loext:graphic-properties draw:fill="solid" draw:fill-color="#c0c0c0" draw:opacity="100%"/>
      <style:paragraph-properties fo:text-align="center" style:justify-single-word="false" fo:background-color="#c0c0c0"/>
      <style:text-properties style:font-name="Arial" fo:font-size="6pt" fo:language="ca" fo:country="ES" fo:font-weight="bold" fo:background-color="transparent" style:font-size-asian="5.25pt" style:font-weight-asian="bold" style:font-size-complex="6pt" style:language-complex="ar" style:country-complex="SA"/>
    </style:style>
    <style:style style:name="P14"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language-complex="ar" style:country-complex="SA"/>
    </style:style>
    <style:style style:name="P15" style:family="paragraph" style:parent-style-name="Standard">
      <loext:graphic-properties draw:fill="solid" draw:fill-color="#c0c0c0" draw:opacity="100%"/>
      <style:paragraph-properties fo:text-align="justify" style:justify-single-word="false" fo:background-color="#c0c0c0"/>
      <style:text-properties fo:language="ca" fo:country="ES" fo:background-color="transparent" style:language-complex="ar" style:country-complex="SA"/>
    </style:style>
    <style:style style:name="P16" style:family="paragraph" style:parent-style-name="Standard">
      <loext:graphic-properties draw:fill="solid" draw:fill-color="#c0c0c0" draw:opacity="100%"/>
      <style:paragraph-properties fo:text-align="justify" style:justify-single-word="false" fo:background-color="#c0c0c0"/>
      <style:text-properties fo:language="ca" fo:country="ES" style:language-complex="ar" style:country-complex="SA"/>
    </style:style>
    <style:style style:name="P17" style:family="paragraph" style:parent-style-name="Standard">
      <loext:graphic-properties draw:fill="solid" draw:fill-color="#c0c0c0" draw:opacity="100%"/>
      <style:paragraph-properties fo:text-align="center" style:justify-single-word="false" fo:background-color="#c0c0c0"/>
      <style:text-properties fo:font-size="6pt" fo:language="ca" fo:country="ES" fo:background-color="transparent" style:font-size-asian="5.25pt" style:font-size-complex="6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19"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0"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22"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23"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24"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25" style:family="paragraph" style:parent-style-name="Text_20_body">
      <style:paragraph-properties fo:text-align="center" style:justify-single-word="false" style:snap-to-layout-grid="false"/>
      <style:text-properties style:font-name="Arial" fo:font-size="8pt" fo:language="ca" fo:country="ES" officeooo:paragraph-rsid="010cf0f7" fo:background-color="transparent" style:font-size-asian="8pt"/>
    </style:style>
    <style:style style:name="P26" style:family="paragraph" style:parent-style-name="Normal_20__28_Web_29_">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text-properties fo:language="ca" fo:country="ES" style:language-complex="ar" style:country-complex="SA"/>
    </style:style>
    <style:style style:name="P27"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shadow="none">
        <style:tab-stops/>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8"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shadow="none">
        <style:tab-stops/>
      </style:paragraph-properties>
      <style:text-properties fo:font-size="11pt" fo:language="ca" fo:country="ES" fo:font-weight="bold" officeooo:paragraph-rsid="014c1229" style:font-size-asian="11pt" style:font-weight-asian="bold" style:font-name-complex="Arial" style:font-size-complex="11pt" style:language-complex="ar" style:country-complex="SA" style:font-weight-complex="bold"/>
    </style:style>
    <style:style style:name="P29" style:family="paragraph" style:parent-style-name="Standard">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text-properties fo:language="ca" fo:country="ES" style:language-complex="ar" style:country-complex="SA"/>
    </style:style>
    <style:style style:name="P30"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1" style:family="paragraph" style:parent-style-name="Footnote">
      <style:paragraph-properties fo:text-align="center" style:justify-single-word="false" style:snap-to-layout-grid="false"/>
      <style:text-properties style:font-name="Arial" fo:font-size="8pt" fo:language="ca" fo:country="ES" officeooo:paragraph-rsid="015570a0" fo:background-color="transparent" style:font-size-asian="8pt"/>
    </style:style>
    <style:style style:name="P32"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33" style:family="paragraph" style:parent-style-name="Heading_20_1">
      <loext:graphic-properties draw:fill="solid" draw:fill-color="#c0c0c0" draw:opacity="100%"/>
      <style:paragraph-properties fo:text-align="center" style:justify-single-word="false" fo:orphans="2" fo:widows="2" fo:background-color="#c0c0c0" style:writing-mode="lr-tb"/>
    </style:style>
    <style:style style:name="P34" style:family="paragraph" style:parent-style-name="Normal_20__28_Web_29_" style:list-style-name="WW8Num36">
      <loext:graphic-properties draw:fill-gradient-name="gradient" draw:fill-hatch-name="hatch"/>
      <style:paragraph-properties fo:margin-left="0.116cm" fo:margin-right="0cm" fo:margin-top="0.199cm" fo:margin-bottom="0cm" loext:contextual-spacing="false" fo:line-height="100%" fo:text-align="justify" style:justify-single-word="false" fo:text-indent="0cm" style:auto-text-indent="false" style:shadow="none">
        <style:tab-stops/>
      </style:paragraph-properties>
      <style:text-properties fo:color="#000000" style:font-name="Arial" fo:font-size="10pt" fo:language="ca" fo:country="ES" fo:background-color="transparent" style:font-name-asian="Times New Roman" style:font-size-asian="10pt" style:font-name-complex="Arial" style:font-size-complex="10pt" style:language-complex="ar" style:country-complex="SA"/>
    </style:style>
    <style:style style:name="P35" style:family="paragraph" style:parent-style-name="Normal_20__28_Web_29_" style:list-style-name="L3">
      <loext:graphic-properties draw:fill-gradient-name="gradient" draw:fill-hatch-name="hatch"/>
      <style:paragraph-properties fo:margin-left="0.661cm" fo:margin-right="0cm" fo:margin-top="0.199cm" fo:margin-bottom="0cm" loext:contextual-spacing="false" fo:line-height="100%" fo:text-align="justify" style:justify-single-word="false" fo:orphans="2" fo:widows="2" fo:text-indent="-0.265cm" style:auto-text-indent="false" style:shadow="none" style:writing-mode="lr-tb">
        <style:tab-stops/>
      </style:paragraph-properties>
      <style:text-properties fo:language="ca" fo:country="ES" officeooo:paragraph-rsid="01583376" style:language-complex="ar" style:country-complex="SA"/>
    </style:style>
    <style:style style:name="P36" style:family="paragraph" style:parent-style-name="Normal_20__28_Web_29_">
      <loext:graphic-properties draw:fill-gradient-name="gradient" draw:fill-hatch-name="hatch"/>
      <style:paragraph-properties fo:margin-left="0.661cm" fo:margin-right="0cm" fo:margin-top="0.199cm" fo:margin-bottom="0cm" loext:contextual-spacing="false" fo:line-height="100%" fo:text-align="justify" style:justify-single-word="false" fo:orphans="2" fo:widows="2" fo:text-indent="-0.265cm" style:auto-text-indent="false" style:shadow="none" style:writing-mode="lr-tb">
        <style:tab-stops/>
      </style:paragraph-properties>
      <style:text-properties fo:language="ca" fo:country="ES" officeooo:rsid="01583376" officeooo:paragraph-rsid="01583376" style:language-complex="ar" style:country-complex="SA"/>
    </style:style>
    <style:style style:name="P37"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38"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a7a80" fo:background-color="transparent" style:font-size-asian="10pt" style:font-weight-asian="normal" style:font-name-complex="Arial" style:language-complex="ar" style:country-complex="SA" style:font-weight-complex="normal"/>
    </style:style>
    <style:style style:name="P39"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c3a16" fo:background-color="transparent" style:font-size-asian="10pt" style:font-weight-asian="normal" style:font-name-complex="Arial" style:language-complex="ar" style:country-complex="SA" style:font-weight-complex="normal"/>
    </style:style>
    <style:style style:name="P40"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dcee4" fo:background-color="transparent" style:font-size-asian="10pt" style:font-weight-asian="normal" style:font-name-complex="Arial" style:language-complex="ar" style:country-complex="SA" style:font-weight-complex="normal"/>
    </style:style>
    <style:style style:name="P41"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rsid="015c3a16" officeooo:paragraph-rsid="015c3a16" fo:background-color="transparent" style:font-size-asian="10pt" style:font-weight-asian="normal" style:font-name-complex="Arial" style:language-complex="ar" style:country-complex="SA" style:font-weight-complex="normal"/>
    </style:style>
    <style:style style:name="P42"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4pt" fo:language="ca" fo:country="ES" fo:font-weight="bold" officeooo:paragraph-rsid="0129450a" fo:background-color="transparent" style:font-size-asian="14pt" style:font-weight-asian="bold" style:font-name-complex="Arial" style:font-size-complex="14pt" style:language-complex="ar" style:country-complex="SA" style:font-weight-complex="bold"/>
    </style:style>
    <style:style style:name="P43"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officeooo:paragraph-rsid="0129450a"/>
    </style:style>
    <style:style style:name="P44"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color="#000000" style:font-name="Arial" fo:font-size="10pt" fo:language="ca" fo:country="ES" fo:font-style="normal" fo:font-weight="normal" officeooo:rsid="014f1c84" officeooo:paragraph-rsid="012945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Normal_20__28_Web_29_" style:list-style-name="L22">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officeooo:paragraph-rsid="0129450a"/>
    </style:style>
    <style:style style:name="P46" style:family="paragraph" style:parent-style-name="Normal_20__28_Web_29_" style:list-style-name="L28">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officeooo:paragraph-rsid="0129450a"/>
    </style:style>
    <style:style style:name="P47" style:family="paragraph" style:parent-style-name="Normal_20__28_Web_29_" style:list-style-name="L15">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48" style:family="paragraph" style:parent-style-name="Normal_20__28_Web_29_" style:list-style-name="L1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49" style:family="paragraph" style:parent-style-name="Normal_20__28_Web_29_" style:list-style-name="L17">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0" style:family="paragraph" style:parent-style-name="Normal_20__28_Web_29_" style:list-style-name="L18">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1" style:family="paragraph" style:parent-style-name="Normal_20__28_Web_29_" style:list-style-name="L19">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2" style:family="paragraph" style:parent-style-name="Normal_20__28_Web_29_" style:list-style-name="L20">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3" style:family="paragraph" style:parent-style-name="Normal_20__28_Web_29_" style:list-style-name="L21">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4" style:family="paragraph" style:parent-style-name="Normal_20__28_Web_29_" style:list-style-name="L22">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5" style:family="paragraph" style:parent-style-name="Normal_20__28_Web_29_" style:list-style-name="L24">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6" style:family="paragraph" style:parent-style-name="Normal_20__28_Web_29_" style:list-style-name="L25">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7" style:family="paragraph" style:parent-style-name="Normal_20__28_Web_29_" style:list-style-name="L2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8" style:family="paragraph" style:parent-style-name="Normal_20__28_Web_29_" style:list-style-name="L28">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5dcee4" fo:background-color="transparent" style:font-size-asian="10pt" style:font-weight-asian="normal" style:font-name-complex="Arial" style:language-complex="ar" style:country-complex="SA" style:font-weight-complex="normal"/>
    </style:style>
    <style:style style:name="P59" style:family="paragraph" style:parent-style-name="Normal_20__28_Web_29_" style:list-style-name="L28">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0" style:family="paragraph" style:parent-style-name="Normal_20__28_Web_29_" style:list-style-name="L15">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94f41" officeooo:paragraph-rsid="01594f41" fo:background-color="transparent" style:font-size-asian="10pt" style:font-weight-asian="normal" style:font-name-complex="Arial" style:language-complex="ar" style:country-complex="SA" style:font-weight-complex="normal"/>
    </style:style>
    <style:style style:name="P61" style:family="paragraph" style:parent-style-name="Normal_20__28_Web_29_" style:list-style-name="L23">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c3a16" officeooo:paragraph-rsid="015c3a16" fo:background-color="transparent" style:font-size-asian="10pt" style:font-weight-asian="normal" style:font-name-complex="Arial" style:language-complex="ar" style:country-complex="SA" style:font-weight-complex="normal"/>
    </style:style>
    <style:style style:name="P62" style:family="paragraph" style:parent-style-name="Normal_20__28_Web_29_" style:list-style-name="L27">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d9136" officeooo:paragraph-rsid="015d9136" fo:background-color="transparent" style:font-size-asian="10pt" style:font-weight-asian="normal" style:font-name-complex="Arial" style:language-complex="ar" style:country-complex="SA" style:font-weight-complex="normal"/>
    </style:style>
    <style:style style:name="P63" style:family="paragraph" style:parent-style-name="Normal_20__28_Web_29_" style:master-page-name="">
      <loext:graphic-properties draw:fill-gradient-name="gradient" draw:fill-hatch-name="hatch"/>
      <style:paragraph-properties fo:margin-top="0.199cm" fo:margin-bottom="0cm" loext:contextual-spacing="false" fo:line-height="100%" fo:text-align="justify" style:justify-single-word="false" style:page-number="auto" style:shadow="none">
        <style:tab-stops/>
      </style:paragraph-properties>
    </style:style>
    <style:style style:name="P64" style:family="paragraph" style:parent-style-name="Normal_20__28_Web_29_">
      <loext:graphic-properties draw:fill-gradient-name="gradient" draw:fill-hatch-name="hatch"/>
      <style:paragraph-properties fo:margin-left="0.501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65" style:family="paragraph" style:parent-style-name="Standard" style:master-page-name="First_20_Page">
      <style:paragraph-properties fo:text-align="justify" style:justify-single-word="false" style:page-number="auto"/>
      <style:text-properties style:font-name="Arial" fo:language="ca" fo:country="ES" style:font-name-complex="Arial" style:language-complex="ar" style:country-complex="SA"/>
    </style:style>
    <style:style style:name="P66" style:family="paragraph" style:parent-style-name="Standard">
      <loext:graphic-properties draw:fill="solid" draw:fill-color="#c0c0c0" draw:opacity="100%"/>
      <style:paragraph-properties fo:text-align="center" style:justify-single-word="false" fo:orphans="2" fo:widows="2" fo:background-color="#c0c0c0" style:writing-mode="lr-tb"/>
    </style:style>
    <style:style style:name="P67" style:family="paragraph" style:parent-style-name="Standard">
      <loext:graphic-properties draw:fill-gradient-name="gradient" draw:fill-hatch-name="hatch"/>
      <style:paragraph-properties fo:margin-left="0cm" fo:margin-right="0cm" fo:margin-top="0.199cm" fo:margin-bottom="0cm" loext:contextual-spacing="false" fo:line-height="100%" fo:text-align="justify" style:justify-single-word="false" fo:keep-together="auto" fo:orphans="2" fo:widows="2" fo:text-indent="0cm" style:auto-text-indent="false" fo:padding="0cm" fo:border="none" style:shadow="none" fo:keep-with-next="auto">
        <style:tab-stops/>
      </style:paragraph-properties>
      <style:text-properties style:font-name="Arial1" fo:language="ca" fo:country="ES" officeooo:rsid="005cda41" officeooo:paragraph-rsid="010794e1" style:font-name-asian="Arial4" style:font-name-complex="Arial4" style:language-complex="ar" style:country-complex="SA"/>
    </style:style>
    <style:style style:name="P68" style:family="paragraph" style:parent-style-name="Text_20_body">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15570a0" officeooo:paragraph-rsid="015570a0"/>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language="ca" fo:country="ES" officeooo:paragraph-rsid="015570a0" style:language-complex="ar" style:country-complex="SA"/>
    </style:style>
    <style:style style:name="P72" style:family="paragraph" style:parent-style-name="Text_20_body" style:list-style-name="L14">
      <style:paragraph-properties fo:margin-top="0cm" fo:margin-bottom="0.238cm" loext:contextual-spacing="false" fo:text-align="start" style:justify-single-word="false" fo:orphans="2" fo:widows="2"/>
      <style:text-properties fo:font-variant="normal" fo:text-transform="none" fo:color="#000000" style:font-name="Arial3" fo:font-size="10pt" fo:letter-spacing="normal" fo:font-style="normal" fo:font-weight="normal" officeooo:rsid="015570a0" officeooo:paragraph-rsid="01570204" style:font-size-asian="10pt" style:font-size-complex="10pt"/>
    </style:style>
    <style:style style:name="P73" style:family="paragraph" style:parent-style-name="Text_20_body" style:list-style-name="L14">
      <style:paragraph-properties fo:margin-top="0cm" fo:margin-bottom="0.238cm" loext:contextual-spacing="false" fo:text-align="start" style:justify-single-word="false" fo:orphans="2" fo:widows="2"/>
      <style:text-properties officeooo:rsid="015570a0" officeooo:paragraph-rsid="01570204"/>
    </style:style>
    <style:style style:name="P74" style:family="paragraph" style:parent-style-name="Text_20_body" style:list-style-name="L14">
      <style:paragraph-properties fo:margin-top="0cm" fo:margin-bottom="0.238cm" loext:contextual-spacing="false" fo:text-align="start" style:justify-single-word="false" fo:orphans="2" fo:widows="2"/>
      <style:text-properties officeooo:rsid="01570204" officeooo:paragraph-rsid="01570204"/>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officeooo:rsid="01582c73" style:font-size-asian="8pt"/>
    </style:style>
    <style:style style:name="T3" style:family="text">
      <style:text-properties style:font-name="Arial2" fo:font-size="8pt" fo:language="ca" fo:country="ES" fo:background-color="transparent" loext:char-shading-value="0" style:font-size-asian="8pt"/>
    </style:style>
    <style:style style:name="T4" style:family="text">
      <style:text-properties style:font-name="Arial2" fo:font-size="8pt" fo:language="ca" fo:country="ES" officeooo:rsid="01583376" fo:background-color="transparent" loext:char-shading-value="0" style:font-size-asian="8pt"/>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style:font-size-asian="8pt" style:font-name-complex="Arial" style:font-size-complex="8pt"/>
    </style:style>
    <style:style style:name="T8" style:family="text">
      <style:text-properties officeooo:rsid="001a72aa"/>
    </style:style>
    <style:style style:name="T9" style:family="text">
      <style:text-properties officeooo:rsid="01216450"/>
    </style:style>
    <style:style style:name="T10" style:family="text">
      <style:text-properties officeooo:rsid="0025800a"/>
    </style:style>
    <style:style style:name="T11" style:family="text">
      <style:text-properties officeooo:rsid="0146a603"/>
    </style:style>
    <style:style style:name="T12" style:family="text">
      <style:text-properties officeooo:rsid="01463893"/>
    </style:style>
    <style:style style:name="T13" style:family="text">
      <style:text-properties officeooo:rsid="0121f91d"/>
    </style:style>
    <style:style style:name="T14" style:family="text">
      <style:text-properties officeooo:rsid="011b5d91"/>
    </style:style>
    <style:style style:name="T15" style:family="text">
      <style:text-properties officeooo:rsid="01460c4f"/>
    </style:style>
    <style:style style:name="T16" style:family="text">
      <style:text-properties fo:font-size="10pt" style:font-size-asian="10pt" style:font-name-complex="Arial"/>
    </style:style>
    <style:style style:name="T17" style:family="text">
      <style:text-properties fo:font-size="10pt" fo:font-weight="bold" style:font-size-asian="10pt" style:font-weight-asian="bold" style:font-name-complex="Arial" style:font-weight-complex="bold"/>
    </style:style>
    <style:style style:name="T18" style:family="text">
      <style:text-properties fo:font-size="10pt" fo:font-weight="bold" officeooo:rsid="011b5d91" style:font-size-asian="10pt" style:font-weight-asian="bold" style:font-name-complex="Arial" style:font-weight-complex="bold"/>
    </style:style>
    <style:style style:name="T19" style:family="text">
      <style:text-properties fo:font-size="10pt" fo:font-weight="bold" officeooo:rsid="00f78b4a" style:font-size-asian="10pt" style:font-weight-asian="bold" style:font-name-complex="Arial" style:font-weight-complex="bold"/>
    </style:style>
    <style:style style:name="T20" style:family="text">
      <style:text-properties fo:font-size="10pt" fo:font-weight="bold" officeooo:rsid="0126d412" style:font-size-asian="10pt" style:font-weight-asian="bold" style:font-name-complex="Arial" style:font-weight-complex="bold"/>
    </style:style>
    <style:style style:name="T21" style:family="text">
      <style:text-properties fo:font-size="10pt" fo:font-weight="bold" officeooo:rsid="01447576" style:font-size-asian="10pt" style:font-weight-asian="bold" style:font-name-complex="Arial" style:font-weight-complex="bold"/>
    </style:style>
    <style:style style:name="T22" style:family="text">
      <style:text-properties fo:font-size="10pt" fo:font-weight="bold" fo:background-color="transparent" loext:char-shading-value="0" style:font-size-asian="10pt" style:font-weight-asian="bold" style:font-name-complex="Arial" style:font-weight-complex="bold"/>
    </style:style>
    <style:style style:name="T23" style:family="text">
      <style:text-properties fo:font-size="10pt" fo:font-weight="bold" officeooo:rsid="00f78b4a" fo:background-color="transparent" loext:char-shading-value="0" style:font-size-asian="10pt" style:font-weight-asian="bold" style:font-name-complex="Arial" style:font-weight-complex="bold"/>
    </style:style>
    <style:style style:name="T24" style:family="text">
      <style:text-properties fo:font-size="10pt" fo:font-weight="bold" officeooo:rsid="011b5d91" fo:background-color="transparent" loext:char-shading-value="0" style:font-size-asian="10pt" style:font-weight-asian="bold" style:font-name-complex="Arial" style:font-weight-complex="bold"/>
    </style:style>
    <style:style style:name="T25" style:family="text">
      <style:text-properties fo:font-size="10pt" fo:font-weight="bold" officeooo:rsid="01447576" fo:background-color="transparent" loext:char-shading-value="0" style:font-size-asian="10pt" style:font-weight-asian="bold" style:font-name-complex="Arial" style:font-weight-complex="bold"/>
    </style:style>
    <style:style style:name="T26" style:family="text">
      <style:text-properties fo:font-size="10pt" fo:font-style="italic" style:font-size-asian="10pt" style:font-style-asian="italic" style:font-name-complex="Arial" style:font-style-complex="italic"/>
    </style:style>
    <style:style style:name="T27" style:family="text">
      <style:text-properties fo:font-size="10pt" fo:font-style="italic" fo:font-weight="bold" style:font-size-asian="10pt" style:font-style-asian="italic" style:font-weight-asian="bold" style:font-name-complex="Arial" style:font-style-complex="italic" style:font-weight-complex="bold"/>
    </style:style>
    <style:style style:name="T28" style:family="text">
      <style:text-properties fo:font-size="10pt" fo:background-color="transparent" loext:char-shading-value="0" style:font-size-asian="10pt" style:font-name-complex="Arial"/>
    </style:style>
    <style:style style:name="T29" style:family="text">
      <style:text-properties fo:font-size="10pt" fo:language="ca" fo:country="ES" fo:background-color="transparent" loext:char-shading-value="0" style:font-size-asian="10pt" style:font-name-complex="Arial" style:language-complex="ar" style:country-complex="SA"/>
    </style:style>
    <style:style style:name="T30" style:family="text">
      <style:text-properties fo:font-size="10pt" fo:language="ca" fo:country="ES" officeooo:rsid="01540f7f" fo:background-color="transparent" loext:char-shading-value="0" style:font-size-asian="10pt" style:font-name-complex="Arial" style:language-complex="ar" style:country-complex="SA"/>
    </style:style>
    <style:style style:name="T31" style:family="text">
      <style:text-properties fo:font-size="10pt" fo:language="ca" fo:country="ES" fo:font-weight="normal" fo:background-color="transparent" loext:char-shading-value="0" style:font-size-asian="10pt" style:font-weight-asian="normal" style:font-name-complex="Arial" style:language-complex="ar" style:country-complex="SA" style:font-weight-complex="normal"/>
    </style:style>
    <style:style style:name="T32" style:family="text">
      <style:text-properties fo:font-size="10pt" fo:language="ca" fo:country="ES" fo:font-weight="normal" officeooo:rsid="015c3a16" fo:background-color="transparent" loext:char-shading-value="0" style:font-size-asian="10pt" style:font-weight-asian="normal" style:font-name-complex="Arial" style:language-complex="ar" style:country-complex="SA" style:font-weight-complex="normal"/>
    </style:style>
    <style:style style:name="T33" style:family="text">
      <style:text-properties fo:font-size="10pt" fo:language="ca" fo:country="ES" fo:font-weight="normal" officeooo:rsid="015dcee4" fo:background-color="transparent" loext:char-shading-value="0" style:font-size-asian="10pt" style:font-weight-asian="normal" style:font-name-complex="Arial" style:language-complex="ar" style:country-complex="SA" style:font-weight-complex="normal"/>
    </style:style>
    <style:style style:name="T34" style:family="text">
      <style:text-properties fo:font-size="10pt" fo:language="ca" fo:country="ES" fo:font-style="italic" fo:font-weight="normal"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35" style:family="text">
      <style:text-properties fo:font-size="10pt" fo:font-weight="normal" style:font-size-asian="10pt" style:font-weight-asian="normal" style:font-name-complex="Arial" style:font-weight-complex="normal"/>
    </style:style>
    <style:style style:name="T36" style:family="text">
      <style:text-properties fo:font-size="10pt" fo:font-weight="normal" officeooo:rsid="01540f7f" style:font-size-asian="10pt" style:font-weight-asian="normal" style:font-name-complex="Arial" style:font-weight-complex="normal"/>
    </style:style>
    <style:style style:name="T37" style:family="text">
      <style:text-properties fo:font-style="italic" style:font-style-asian="italic" style:font-style-complex="italic"/>
    </style:style>
    <style:style style:name="T38" style:family="text">
      <style:text-properties fo:font-style="italic" officeooo:rsid="015c3a16" style:font-style-asian="italic" style:font-style-complex="italic"/>
    </style:style>
    <style:style style:name="T39" style:family="text">
      <style:text-properties fo:font-style="italic" officeooo:rsid="01594f41" style:font-style-asian="italic" style:font-style-complex="italic"/>
    </style:style>
    <style:style style:name="T40" style:family="text">
      <style:text-properties fo:font-style="italic" officeooo:rsid="015a7a80" style:font-style-asian="italic" style:font-style-complex="italic"/>
    </style:style>
    <style:style style:name="T41" style:family="text">
      <style:text-properties fo:color="#000000" style:font-name="Arial" fo:font-size="10pt" fo:font-style="normal" fo:font-weight="normal"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2" style:family="text">
      <style:text-properties fo:color="#000000" style:font-name="Arial" fo:font-size="10pt" fo:font-style="normal" fo:font-weight="normal" officeooo:rsid="005bb9ad"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3" style:family="text">
      <style:text-properties fo:color="#000000" style:font-name="Arial" fo:font-size="10pt" fo:font-style="normal" fo:font-weight="normal" officeooo:rsid="01583376"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4" style:family="text">
      <style:text-properties fo:color="#000000" style:font-name="Arial" fo:font-size="10pt" fo:font-style="normal" fo:font-weight="normal" officeooo:rsid="01594f41"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5" style:family="text">
      <style:text-properties fo:color="#000000" style:font-name="Arial" fo:font-size="10pt" fo:font-style="normal" fo:font-weight="normal" officeooo:rsid="015dcee4"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6" style:family="text">
      <style:text-properties fo:color="#000000" style:font-name="Arial" fo:font-size="10pt" fo:font-style="normal" fo:font-weight="bold" fo:background-color="transparent" loext:char-shading-value="0" style:font-name-asian="Times New Roman" style:font-size-asian="10pt" style:font-style-asian="normal" style:font-weight-asian="bold" style:font-name-complex="Arial" style:font-size-complex="10pt" style:font-style-complex="normal" style:font-weight-complex="bold"/>
    </style:style>
    <style:style style:name="T47" style:family="text">
      <style:text-properties fo:color="#000000" style:font-name="Arial" fo:font-size="10pt" fo:font-style="normal" fo:font-weight="bold" officeooo:rsid="01583376" fo:background-color="transparent" loext:char-shading-value="0" style:font-name-asian="Times New Roman" style:font-size-asian="10pt" style:font-style-asian="normal" style:font-weight-asian="bold" style:font-name-complex="Arial" style:font-size-complex="10pt" style:font-style-complex="normal" style:font-weight-complex="bold"/>
    </style:style>
    <style:style style:name="T48" style:family="text">
      <style:text-properties fo:color="#000000" style:font-name="Arial" fo:font-size="10pt" fo:font-style="italic" fo:font-weight="normal" officeooo:rsid="01583376" fo:background-color="transparent" loext:char-shading-value="0" style:font-name-asian="Times New Roman" style:font-size-asian="10pt" style:font-style-asian="italic" style:font-weight-asian="normal" style:font-name-complex="Arial" style:font-size-complex="10pt" style:font-style-complex="italic" style:font-weight-complex="normal"/>
    </style:style>
    <style:style style:name="T49" style:family="text">
      <style:text-properties fo:color="#000000" style:font-name="Arial" fo:font-size="10pt" fo:language="ca" fo:country="ES" fo:font-weight="normal" officeooo:rsid="015c3a16"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0" style:family="text">
      <style:text-properties fo:color="#000000" style:font-name="Arial" fo:font-size="10pt" fo:language="ca" fo:country="ES" fo:font-weight="normal" officeooo:rsid="015dcee4"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1" style:family="text">
      <style:text-properties fo:font-weight="bold" officeooo:rsid="01570204"/>
    </style:style>
    <style:style style:name="T52" style:family="text">
      <style:text-properties fo:font-variant="normal" fo:text-transform="none" fo:color="#000000" style:font-name="Arial3" fo:font-size="10pt" fo:letter-spacing="normal" fo:font-style="normal" fo:font-weight="normal" style:font-size-asian="10pt" style:font-size-complex="10pt"/>
    </style:style>
    <style:style style:name="T53" style:family="text">
      <style:text-properties fo:font-variant="normal" fo:text-transform="none" fo:color="#000000" style:font-name="Arial3" fo:font-size="10pt" fo:letter-spacing="normal" fo:font-style="normal" fo:font-weight="normal" officeooo:rsid="01570204" style:font-size-asian="10pt" style:font-size-complex="10pt"/>
    </style:style>
    <style:style style:name="T54" style:family="text">
      <style:text-properties fo:font-variant="normal" fo:text-transform="none" fo:color="#000000" style:font-name="Arial3" fo:font-size="10pt" fo:letter-spacing="normal" fo:font-style="normal" fo:font-weight="normal" officeooo:rsid="01582c73" style:font-size-asian="10pt" style:font-size-complex="10pt"/>
    </style:style>
    <style:style style:name="T55" style:family="text">
      <style:text-properties fo:font-variant="normal" fo:text-transform="none" fo:color="#000000" style:font-name="Arial3" fo:font-size="10pt" fo:letter-spacing="normal" fo:font-style="normal" fo:font-weight="normal" officeooo:rsid="01570204" style:font-size-asian="10pt" style:font-style-asian="normal" style:font-size-complex="10pt" style:font-style-complex="normal"/>
    </style:style>
    <style:style style:name="T56" style:family="text">
      <style:text-properties fo:font-variant="normal" fo:text-transform="none" fo:color="#000000" style:font-name="Arial3" fo:font-size="10pt" fo:letter-spacing="normal" fo:font-style="normal" fo:font-weight="bold" officeooo:rsid="01570204" style:font-size-asian="10pt" style:font-size-complex="10pt"/>
    </style:style>
    <style:style style:name="T57" style:family="text">
      <style:text-properties fo:font-variant="normal" fo:text-transform="none" fo:color="#000000" style:font-name="Arial3" fo:font-size="10pt" fo:letter-spacing="normal" fo:font-style="italic" fo:font-weight="normal" style:font-size-asian="10pt" style:font-size-complex="10pt"/>
    </style:style>
    <style:style style:name="T58" style:family="text">
      <style:text-properties fo:font-variant="normal" fo:text-transform="none" fo:color="#000000" style:font-name="Arial3" fo:font-size="10pt" fo:letter-spacing="normal" fo:font-style="italic" fo:font-weight="normal" officeooo:rsid="015570a0" style:font-size-asian="10pt" style:font-size-complex="10pt"/>
    </style:style>
    <style:style style:name="T59" style:family="text">
      <style:text-properties fo:font-variant="normal" fo:text-transform="none" fo:color="#000000" style:font-name="Arial3" fo:font-size="10pt" fo:letter-spacing="normal" fo:font-style="italic" fo:font-weight="normal" officeooo:rsid="01570204" style:font-size-asian="10pt" style:font-style-asian="italic" style:font-size-complex="10pt" style:font-style-complex="italic"/>
    </style:style>
    <style:style style:name="T60" style:family="text">
      <style:text-properties fo:font-variant="normal" fo:text-transform="none" fo:color="#000000" style:font-name="Arial3" fo:font-size="10pt" fo:letter-spacing="normal" fo:font-style="italic" fo:font-weight="normal" officeooo:rsid="01582c73" style:font-size-asian="10pt" style:font-style-asian="italic" style:font-size-complex="10pt" style:font-style-complex="italic"/>
    </style:style>
    <style:style style:name="T61" style:family="text">
      <style:text-properties fo:font-variant="normal" fo:text-transform="none" fo:color="#000000" style:font-name="Arial3" fo:font-size="10pt" fo:letter-spacing="normal" fo:language="ca" fo:country="ES" fo:font-style="normal" fo:font-weight="normal" style:font-size-asian="10pt" style:font-size-complex="10pt" style:language-complex="ar" style:country-complex="SA"/>
    </style:style>
    <style:style style:name="T62" style:family="text">
      <style:text-properties fo:font-variant="normal" fo:text-transform="none" fo:color="#000000" style:font-name="Arial3" fo:font-size="10pt" fo:letter-spacing="normal" fo:language="ca" fo:country="ES" fo:font-style="normal" fo:font-weight="normal" officeooo:rsid="015570a0" style:font-size-asian="10pt" style:font-size-complex="10pt" style:language-complex="ar" style:country-complex="SA"/>
    </style:style>
    <style:style style:name="T63" style:family="text">
      <style:text-properties fo:font-variant="normal" fo:text-transform="none" fo:color="#000000" style:font-name="Arial3" fo:font-size="10pt" fo:letter-spacing="normal" fo:language="ca" fo:country="ES" fo:font-style="normal" fo:font-weight="normal" officeooo:rsid="015570a0" style:font-name-asian="Times New Roman" style:font-size-asian="10pt" style:font-name-complex="Times New Roman" style:font-size-complex="10pt" style:language-complex="ar" style:country-complex="SA"/>
    </style:style>
    <style:style style:name="T64" style:family="text">
      <style:text-properties style:use-window-font-color="true" fo:font-size="16pt" fo:language="ca" fo:country="ES" fo:background-color="transparent" loext:char-shading-value="0" style:font-name-asian="Times New Roman" style:font-size-asian="16pt" style:font-name-complex="Times New Roman" style:font-size-complex="16pt" style:language-complex="ar" style:country-complex="SA"/>
    </style:style>
    <style:style style:name="T65" style:family="text">
      <style:text-properties style:use-window-font-color="true" fo:font-size="16pt" fo:language="ca" fo:country="ES" officeooo:rsid="0152f224" fo:background-color="transparent" loext:char-shading-value="0" style:font-name-asian="Times New Roman" style:font-size-asian="16pt" style:font-name-complex="Times New Roman" style:font-size-complex="16pt" style:language-complex="ar" style:country-complex="SA"/>
    </style:style>
    <style:style style:name="T66" style:family="text">
      <style:text-properties style:use-window-font-color="true" fo:font-size="16pt" fo:language="ca" fo:country="ES" officeooo:rsid="01540f7f" fo:background-color="transparent" loext:char-shading-value="0" style:font-name-asian="Times New Roman" style:font-size-asian="16pt" style:font-name-complex="Times New Roman" style:font-size-complex="16pt" style:language-complex="ar" style:country-complex="SA"/>
    </style:style>
    <style:style style:name="T67" style:family="text">
      <style:text-properties officeooo:rsid="01447576"/>
    </style:style>
    <style:style style:name="T68" style:family="text">
      <style:text-properties officeooo:rsid="0152f224"/>
    </style:style>
    <style:style style:name="T69" style:family="text">
      <style:text-properties officeooo:rsid="01540f7f"/>
    </style:style>
    <style:style style:name="T70" style:family="text">
      <style:text-properties officeooo:rsid="01570204"/>
    </style:style>
    <style:style style:name="T71" style:family="text">
      <style:text-properties officeooo:rsid="01583376"/>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officeooo:rsid="01583376" style:font-size-asian="14pt" style:font-weight-asian="bold" style:font-size-complex="14pt" style:font-weight-complex="bold"/>
    </style:style>
    <style:style style:name="T74" style:family="text">
      <style:text-properties fo:font-size="14pt" fo:font-weight="bold" officeooo:rsid="015a7a80" style:font-size-asian="14pt" style:font-weight-asian="bold" style:font-size-complex="14pt" style:font-weight-complex="bold"/>
    </style:style>
    <style:style style:name="T75" style:family="text">
      <style:text-properties officeooo:rsid="01594f41"/>
    </style:style>
    <style:style style:name="T76" style:family="text">
      <style:text-properties officeooo:rsid="015a7a80"/>
    </style:style>
    <style:style style:name="T77" style:family="text">
      <style:text-properties officeooo:rsid="015c3a16"/>
    </style:style>
    <style:style style:name="T78" style:family="text">
      <style:text-properties officeooo:rsid="015d9136"/>
    </style:style>
    <style:style style:name="T79" style:family="text">
      <style:text-properties officeooo:rsid="015dce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16"/>
      <text:p text:style-name="P12"><text:span text:style-name="T68">IAB</text:span> - C<text:span text:style-name="T68">E</text:span> <text:span text:style-name="T68">Intel·ligència Artificial i Big Data</text:span></text:p>
      <text:p text:style-name="P13"/>
      <text:h text:style-name="P32" text:outline-level="1">M<text:span text:style-name="T68">03</text:span> - <text:span text:style-name="T68">Programació en Intel·ligència Artificial</text:span></text:h>
      <text:p text:style-name="P17"/>
      <text:h text:style-name="P33" text:outline-level="1"><text:span text:style-name="T64">U</text:span><text:span text:style-name="T65">5</text:span><text:span text:style-name="T64"> - </text:span><text:bookmark text:name="yui_3_17_2_1_1726756467111_57"/><text:span text:style-name="T64">Gestió de projectes d'intel</text:span><text:span text:style-name="T66">·</text:span><text:span text:style-name="T64">ligència artificial</text:span></text:h>
      <text:p text:style-name="P66"><text:span text:style-name="T64"/></text:p>
      <text:p text:style-name="P18">EAC<text:span text:style-name="T69">6</text:span></text:p>
      <text:p text:style-name="P14">(Curs 202<text:span text:style-name="T67">4</text:span><text:span text:style-name="T14">-</text:span>2<text:span text:style-name="T67">5</text:span> / <text:span text:style-name="T14">1r</text:span> semestre)</text:p>
      <text:p text:style-name="P15"/>
      <text:p text:style-name="P21"/>
      <text:p text:style-name="P30">Presentació i resultats d'aprenentatge</text:p>
      <text:p text:style-name="P63"><text:span text:style-name="T29">Aquest exercici d’avaluació continuada (EAC) es correspon amb els continguts treballats a la unitat </text:span><text:span text:style-name="T30">5</text:span><text:span text:style-name="T29"> </text:span><text:bookmark text:name="yui_3_17_2_1_1726756467111_571"/><text:span text:style-name="T35">Gestió de projectes d'intel</text:span><text:span text:style-name="T36">·</text:span><text:span text:style-name="T35">ligència artificial</text:span><text:span text:style-name="T31">.</text:span></text:p>
      <text:list xml:id="list659914186" text:style-name="WW8Num36">
        <text:list-header>
          <text:p text:style-name="P34"/>
        </text:list-header>
      </text:list>
      <text:p text:style-name="P27">Forma i data de lliurament</text:p>
      <text:p text:style-name="P26"><text:span text:style-name="T16">Un cop finalitzat l’exercici d’avaluació continuada heu d’enviar el document des de l'apartat </text:span><text:span text:style-name="T22">M6B1</text:span><text:span text:style-name="T17"> Lliurament</text:span><text:span text:style-name="T16"> </text:span><text:span text:style-name="T17">EAC</text:span><text:span text:style-name="T22">1</text:span><text:span text:style-name="T16"> de l'aula, dins del termini establert. Tingueu en compte que el sistema no permetrà fer lliuraments després de la data i hora indicades.</text:span></text:p>
      <text:p text:style-name="P26"><text:span text:style-name="T16">El nom del fitxer serà el següent: </text:span><text:span text:style-name="T17">DAW_M06B1_EAC</text:span><text:span text:style-name="T22">1</text:span><text:span text:style-name="T17">_Cognom1_Inicial del cognom2.zip </text:span><text:span text:style-name="T16">Els cognoms s’escriuran sense accents. Per exemple, l’estudiant </text:span><text:span text:style-name="T26">Joan García Santos</text:span><text:span text:style-name="T16"> posaria el següent nom al seu fitxer de l’EAC</text:span><text:span text:style-name="T28">1</text:span><text:span text:style-name="T16">: </text:span><text:span text:style-name="T22">DAW_M06B1</text:span><text:span text:style-name="T17"> _EAC</text:span><text:span text:style-name="T22">1</text:span><text:span text:style-name="T17">_Garcia_S.zip.</text:span></text:p>
      <text:p text:style-name="P26"><text:span text:style-name="T16">Substituïu </text:span><text:span text:style-name="T27">Nom i cognoms</text:span><text:span text:style-name="T16"> de la capçalera per les vostres dades personals.</text:span></text:p>
      <text:p text:style-name="P26"><text:span text:style-name="T16">El termini de lliurament finalitza a les </text:span><text:span text:style-name="T17">23:55 h </text:span><text:span text:style-name="T16">del dia</text:span><text:span text:style-name="T17"> </text:span><text:span text:style-name="T18">2</text:span><text:span text:style-name="T21">5</text:span><text:span text:style-name="T18">/10/202</text:span><text:span text:style-name="T21">4</text:span><text:span text:style-name="T22">.</text:span><text:span text:style-name="T16"> La proposta de solució de l’EAC es publicarà el dia </text:span><text:span text:style-name="T23">2</text:span><text:span text:style-name="T25">8</text:span><text:span text:style-name="T23">/</text:span><text:span text:style-name="T24">10</text:span><text:span text:style-name="T23">/202</text:span><text:span text:style-name="T25">4</text:span><text:span text:style-name="T16"> i les qualificacions el dia </text:span><text:span text:style-name="T20">0</text:span><text:span text:style-name="T21">4</text:span><text:span text:style-name="T18">/11</text:span><text:span text:style-name="T19">/202</text:span><text:span text:style-name="T21">4</text:span><text:span text:style-name="T28">.</text:span></text:p>
      <text:p text:style-name="P29"/>
      <text:p text:style-name="P68"><text:span text:style-name="T61">En aquest </text:span><text:span text:style-name="T63">document</text:span><text:span text:style-name="T61"> trobareu un conjunt d'exercicis que es corresponen al </text:span><text:span text:style-name="T63">darrer</text:span><text:span text:style-name="T61"> exercici d'avaluació contínua (EAC</text:span><text:span text:style-name="T62">6</text:span><text:span text:style-name="T61">) del mòdul.</text:span></text:p>
      <text:p text:style-name="P69"><text:span text:style-name="T52">Entregareu el fitxer </text:span><text:span text:style-name="Emphasis"><text:span text:style-name="T57">IAB_M03_EAC</text:span></text:span><text:span text:style-name="Emphasis"><text:span text:style-name="T58">6</text:span></text:span><text:span text:style-name="Emphasis"><text:span text:style-name="T57">_cognom_nom.</text:span></text:span><text:span text:style-name="Emphasis"><text:span text:style-name="T58">zip</text:span></text:span><text:span text:style-name="T52">, on </text:span><text:span text:style-name="Emphasis"><text:span text:style-name="T57">cognom</text:span></text:span><text:span text:style-name="T52"> i </text:span><text:span text:style-name="Emphasis"><text:span text:style-name="T57">nom</text:span></text:span><text:span text:style-name="T52"> els haureu substituït pel vostre cognom i nom respectivament, sense utilitzar accents i caràcters especials. Per exemple, l'alumne </text:span><text:span text:style-name="Emphasis"><text:span text:style-name="T57">Jordi Caño Garcia</text:span></text:span><text:span text:style-name="T52"> entregaria el fitxer </text:span><text:span text:style-name="Emphasis"><text:span text:style-name="T57">IAB_M03_EAC</text:span></text:span><text:span text:style-name="Emphasis"><text:span text:style-name="T58">6</text:span></text:span><text:span text:style-name="Emphasis"><text:span text:style-name="T57">_cano_jordi.</text:span></text:span><text:span text:style-name="Emphasis"><text:span text:style-name="T58">zip</text:span></text:span><text:span text:style-name="T52">.</text:span></text:p>
      <text:p text:style-name="P69"><text:span text:style-name="T52"/></text:p>
      <text:p text:style-name="P70"><text:span text:style-name="T52">El fitxer zip inclourà </text:span><text:span text:style-name="T53">dues carpetes: la carpeta </text:span><text:span text:style-name="T59">portcanto/ </text:span><text:span text:style-name="T53">i la carpeta </text:span><text:span text:style-name="T59">solucio/. </text:span><text:span text:style-name="T55">La carpeta </text:span><text:span text:style-name="T59">portcanto/ </text:span><text:span text:style-name="T53"><text:s/>és pròpiament la solució del projecte Python, codi que també estarà pujat a Github tal com es demana el darrer exercici. La carpeta </text:span><text:span text:style-name="T59">solucio/</text:span><text:span text:style-name="T53"> contindrà una carpeta per cada exercici (P1...P11), i dins de cada carpeta incloureu allò que es detalli en cada exercici (fitxers plans de Python, captures de pantalla, fitxers plans de text amb explicacions,...). Aquest EAC6 no es pot fer en quadern de Jupyter (ja sigui local o Colab).</text:span></text:p>
      <text:p text:style-name="P70"><text:span text:style-name="T53"/></text:p>
      <text:list xml:id="list1163961780" text:style-name="L14">
        <text:list-item>
          <text:p text:style-name="P73"><text:span text:style-name="Strong_20_Emphasis"><text:span text:style-name="T56">És necessari incloure comentaris</text:span></text:span><text:span text:style-name="T53"> del vostre codi, que expliquin com s'ha implementat la solució del problema plantejat.</text:span></text:p>
        </text:list-item>
        <text:list-item>
          <text:p text:style-name="P74"><text:span text:style-name="T52">S’ha d’utilitzar rutes de fitxers relatives. Típicament </text:span><text:span text:style-name="T54">el dataset estarà dins la carpeta </text:span><text:span text:style-name="T60">data/</text:span><text:span text:style-name="T54"> de l’arrel principal del projecte.</text:span></text:p>
        </text:list-item>
        <text:list-item>
          <text:p text:style-name="P74">En totes les captures de pantalla que es demanen, l'alumne ha de demostrar que s'han generat en la màquina de l'alumne. <text:span text:style-name="T71">Ha de sortir el nom de l’alumne, per demostrar l’autoria.</text:span></text:p>
        </text:list-item>
        <text:list-item>
          <text:p text:style-name="P72"><text:soft-page-break/><text:span text:style-name="T70">Cadascun dels apartats inclou la seva puntuació. La puntuació no es correspon només si el codi funciona correctament i el resultat és el correcte, sinó que també es puntuaran aspectes com els comentats anteriorment (ús de comentaris, etc). La puntuació indica el pes que té cada apartat sobre la nota final de l’EAC.</text:span></text:p>
        </text:list-item>
        <text:list-item>
          <text:p text:style-name="P72"><text:span text:style-name="Strong_20_Emphasis"><text:span text:style-name="T51">És imprescindible</text:span></text:span><text:span text:style-name="T70"> citar les referències consultades per a realitzar l'activitat. Es valorará que el codi proporcionat solucioni el problema proposat i també la qualitat del codi (comentaris, legibilitat, claredat, ús de les estructures de dades adequades, bona nomenclatura de les variables i funcions).</text:span></text:p>
        </text:list-item>
        <text:list-item>
          <text:p text:style-name="P72">Recordeu que en el mòdul heu acceptat els compromisos d'honestedat acadèmica. No es pot compartir informació entre els companys; s'ha de citar les fonts utilitzades; el fòrum de l'aula és el canal correcte per posar dubtes.</text:p>
        </text:list-item>
        <text:list-item>
          <text:p text:style-name="P72">A l'aula s'especifica el dia i hora límits per a l'entrega. No s'admetran entregues fora de termini ni per correu electrònic.</text:p>
        </text:list-item>
      </text:list>
      <text:p text:style-name="P71"/>
      <text:p text:style-name="P67"/>
      <text:p text:style-name="P28">Enunciat</text:p>
      <text:p text:style-name="P36"><text:span text:style-name="T42"/></text:p>
      <text:p text:style-name="P36"><text:span text:style-name="T42">E</text:span><text:span text:style-name="T41">l </text:span><text:span text:style-name="T46">Port del Cantó</text:span><text:span text:style-name="T41"> és un port de muntanya que uneix les comarques de l’Alt Urgell (Adrall) i el Pallars Sobirà (Sort). </text:span><text:span text:style-name="T44">S</text:span><text:span text:style-name="T41">ón 18Km de pujada i 18Km de baixada, que típicament es puja entre 54 i 77min; i es baixa entre 24 i 36min. Es generaran dades sintètiques que simularan una cursa ciclista entre Adrall i Sort. Es treballarà sobre aquestes dades.</text:span></text:p>
      <text:list xml:id="list2689023739" text:style-name="L3">
        <text:list-item>
          <text:p text:style-name="P35"><text:span text:style-name="T42">P</text:span><text:span text:style-name="T43">er fer els següents exercicis es proporciona el fitxer </text:span><text:span text:style-name="T47">portcanto_esquelet.zip</text:span><text:span text:style-name="T43">, que descomprimir</text:span><text:span text:style-name="T45">eu</text:span><text:span text:style-name="T43"> en la carpeta </text:span><text:span text:style-name="T48">portcanto/</text:span><text:span text:style-name="T43">, que serà l’arrel del projecte. Aquesta carpeta contindrà l’estructura bàsica del projecte, amb scripts python que haur</text:span><text:span text:style-name="T45">eu</text:span><text:span text:style-name="T43"> de completar.</text:span></text:p>
        </text:list-item>
      </text:list>
      <text:p text:style-name="P64"/>
      <text:p text:style-name="P37"/>
      <text:p text:style-name="P37"><text:span text:style-name="T74">P</text:span><text:span text:style-name="T73">1 </text:span><text:span text:style-name="T72">(1p).</text:span> <text:span text:style-name="T72">script generardataset.py</text:span></text:p>
      <text:p text:style-name="P37"/>
      <text:p text:style-name="P37"><text:span text:style-name="T75">Dins del script generardataset.py e</text:span>s proporciona el diccionari que s'utilitza<text:span text:style-name="T75">rà</text:span> per generar el dataset, <text:span text:style-name="T75">i s’adjunten els comentaris suficients per entendre el que es pretén.</text:span></text:p>
      <text:p text:style-name="P37"/>
      <text:p text:style-name="P37"><text:span text:style-name="T75">Dins de la carpeta </text:span><text:span text:style-name="T39">P1/</text:span><text:span text:style-name="T75"> s’a</text:span>djuntar<text:span text:style-name="T75">à</text:span>:</text:p>
      <text:list xml:id="list1415959904" text:style-name="L27">
        <text:list-item>
          <text:p text:style-name="P62">Document de text (fitxer llegir.txt), on explicareu el vostre entorn on heu executat el projecte (local, venv, docker, i aquella informació que creieu que pugui ser necessària per al professor i la correcció de l’exercici).</text:p>
        </text:list-item>
      </text:list>
      <text:list xml:id="list2832856712" text:style-name="L15">
        <text:list-item>
          <text:p text:style-name="P47">script <text:span text:style-name="T37">generardataset.py</text:span></text:p>
        </text:list-item>
        <text:list-item>
          <text:p text:style-name="P47">captura de pantalla de l'execució del script</text:p>
        </text:list-item>
        <text:list-item>
          <text:p text:style-name="P47">captura de pantalla del dataset generat: ciclistes.csv</text:p>
        </text:list-item>
        <text:list-item>
          <text:p text:style-name="P60">fitxer ciclistes.csv</text:p>
        </text:list-item>
      </text:list>
      <text:p text:style-name="P37"/>
      <text:p text:style-name="P42"><text:span text:style-name="T76">P</text:span><text:span text:style-name="T75">2 </text:span>(1p). script clustersciclistes.py</text:p>
      <text:p text:style-name="P37"/>
      <text:p text:style-name="P37">El script clusterciclistes.py realitza diferents tasques:</text:p>
      <text:p text:style-name="P37"/>
      <text:list xml:id="list3499778471" text:style-name="L16">
        <text:list-item>
          <text:p text:style-name="P48"><text:soft-page-break/>càrrega del dataset</text:p>
        </text:list-item>
        <text:list-item>
          <text:p text:style-name="P48">Anàlisi exploratori de les dades</text:p>
        </text:list-item>
        <text:list-item>
          <text:p text:style-name="P48">Neteja de les dades (elimina les columnes id i tt).</text:p>
        </text:list-item>
        <text:list-item>
          <text:p text:style-name="P48">Extracció dels labels: guardem les etiquetes dels ciclistes (BEBB, ...), i seguidament eliminar el tipus del dataframe</text:p>
        </text:list-item>
        <text:list-item>
          <text:p text:style-name="P48">definir la funció visualitzar_pairplot(), de manera que ja es pot apreciar de forma qualitativa si existeixen clústers.</text:p>
        </text:list-item>
        <text:list-item>
          <text:p text:style-name="P48">model de clustering amb KMeans de scikit-learn.</text:p>
        </text:list-item>
        <text:list-item>
          <text:p text:style-name="P48">guardar el model amb el nom model/clustering_model.pkl</text:p>
        </text:list-item>
        <text:list-item>
          <text:p text:style-name="P48">Calcular l'homogeneïtat, completesa i v-measure. Guardar aquests models a model/scores.pkl en forma de diccionari.</text:p>
        </text:list-item>
        <text:list-item>
          <text:p text:style-name="P48">visualitzar els clusters</text:p>
        </text:list-item>
        <text:list-item>
          <text:p text:style-name="P48"><text:span text:style-name="T76">a</text:span>fegim la columna label al dataframe</text:p>
        </text:list-item>
        <text:list-item>
          <text:p text:style-name="P48"><text:span text:style-name="T76">c</text:span>om que obtindreu 4 labels (0, 1, 2, 3), s'ha de saber cadascun dels labels a quin cluster es correspon (BEBB, BEMB, MEBB, MEMB). Aquesta informació la guardareu en una estructura de dades adient, i la guardareu al fitxer model/tipus_dict.pkl.</text:p>
        </text:list-item>
        <text:list-item>
          <text:p text:style-name="P48"><text:span text:style-name="T76">g</text:span>eneració d'informes: fitxers informes/BEBB.txt, etc.</text:p>
        </text:list-item>
        <text:list-item>
          <text:p text:style-name="P48"><text:span text:style-name="T76">c</text:span>lassificació de nous valors. Es proporciona 4 valors de ciclistes (id, temps de pujada, temps de baixada, temps total), i s'han d'associar al cluster corresponent.</text:p>
        </text:list-item>
      </text:list>
      <text:p text:style-name="P37"/>
      <text:p text:style-name="P38"><text:span text:style-name="T75">Dins de la carpeta P</text:span><text:span text:style-name="T76">2</text:span><text:span text:style-name="T75">/ s’a</text:span>djuntar<text:span text:style-name="T75">à</text:span>:</text:p>
      <text:list xml:id="list4032962895" text:style-name="L17">
        <text:list-item>
          <text:p text:style-name="P49">script clustersciclistes.py</text:p>
        </text:list-item>
        <text:list-item>
          <text:p text:style-name="P49">captura de pantalla de l'execució del script,</text:p>
        </text:list-item>
        <text:list-item>
          <text:p text:style-name="P49">contingut de la carpeta img/, amb les imatges que s'han generat</text:p>
        </text:list-item>
      </text:list>
      <text:p text:style-name="P37"/>
      <text:p text:style-name="P42"><text:span text:style-name="T76">P3 </text:span>(1p). carpeta model/</text:p>
      <text:p text:style-name="P37">Amb la llibreria <text:span text:style-name="T37">pickle</text:span> hauràs hagut de generar els següents fitxers:</text:p>
      <text:list xml:id="list1778969842" text:style-name="L18">
        <text:list-item>
          <text:p text:style-name="P50">clustering_model.pkl</text:p>
        </text:list-item>
        <text:list-item>
          <text:p text:style-name="P50">scores.pkl</text:p>
        </text:list-item>
        <text:list-item>
          <text:p text:style-name="P50">tipus_dict.pkl</text:p>
        </text:list-item>
      </text:list>
      <text:p text:style-name="P37"/>
      <text:p text:style-name="P37">Expli<text:span text:style-name="T78">queu</text:span> amb les <text:span text:style-name="T78">vostres</text:span> paraules per què serveix guardar els models; per què és necessària una llibreria com <text:span text:style-name="T37">pickle</text:span>.</text:p>
      <text:p text:style-name="P37">Expli<text:span text:style-name="T78">queu</text:span> amb les <text:span text:style-name="T78">vostres</text:span> paraules com h<text:span text:style-name="T78">eu</text:span> fet l'associació entre els 4 tipus de ciclistes i les classes que ha trobat el model. <text:span text:style-name="T76">Adjuntar</text:span><text:span text:style-name="T78">eu</text:span><text:span text:style-name="T76"> aquesta informació dins de la carpeta P3/ en un fitxer de text.</text:span></text:p>
      <text:p text:style-name="P37"/>
      <text:p text:style-name="P42"><text:span text:style-name="T76">P4 </text:span>(1p). Generació dels informes (carpeta informes/)</text:p>
      <text:p text:style-name="P37"/>
      <text:p text:style-name="P38">Expli<text:span text:style-name="T79">queu</text:span> amb les <text:span text:style-name="T79">vostre</text:span>s paraules el contingut dels fitxers que hi ha en aquesta carpeta. <text:s/><text:span text:style-name="T76">Adjuntar</text:span><text:span text:style-name="T79">eu</text:span><text:span text:style-name="T76"> aquesta informació dins de la carpeta </text:span><text:span text:style-name="T40">P4/,</text:span><text:span text:style-name="T76"> en un fitxer de text.</text:span></text:p>
      <text:p text:style-name="P37"><text:soft-page-break/></text:p>
      <text:p text:style-name="P42"><text:span text:style-name="T76">P5 </text:span>(0.5p). pylint: anàlisi de codi estàtic</text:p>
      <text:p text:style-name="P37"/>
      <text:list xml:id="list1082146597" text:style-name="L19">
        <text:list-item>
          <text:p text:style-name="P51"><text:span text:style-name="T77">F</text:span>er l'anàlisi estàtic dels scripts <text:span text:style-name="T37">generardataset.py</text:span> i <text:span text:style-name="T37">clustersciclistes.py</text:span></text:p>
        </text:list-item>
        <text:list-item>
          <text:p text:style-name="P51">sortida de pantalla de l'anàlisi est<text:span text:style-name="T79">à</text:span>tic que h<text:span text:style-name="T79">eu</text:span> realitzat, amb un score &gt;= 9 <text:span text:style-name="T77">(adjunt</text:span><text:span text:style-name="T79">eu</text:span><text:span text:style-name="T77"> captura de pantalla)</text:span></text:p>
        </text:list-item>
        <text:list-item>
          <text:p text:style-name="P51">Coment<text:span text:style-name="T79">eu</text:span> 5 correccions que h<text:span text:style-name="T79">eu</text:span> hagut de fer en el <text:span text:style-name="T79">vostre</text:span> codi <text:span text:style-name="T77">(adjunt</text:span><text:span text:style-name="T79">eu</text:span><text:span text:style-name="T77"> fitxer de text)</text:span></text:p>
        </text:list-item>
      </text:list>
      <text:p text:style-name="P37"/>
      <text:p text:style-name="P42"><text:span text:style-name="T76">P6 </text:span>(0.5p). <text:span text:style-name="T76">D</text:span>ocumentació</text:p>
      <text:p text:style-name="P37"/>
      <text:p text:style-name="P37">Heu documentat correctament les funcions amb docstrings</text:p>
      <text:p text:style-name="P37"/>
      <text:list xml:id="list391383536" text:style-name="L20">
        <text:list-item>
          <text:p text:style-name="P52">Executeu les comandes per generar la documentació</text:p>
        </text:list-item>
        <text:list-item>
          <text:p text:style-name="P52">Adjunteu la captura de pantalla amb la sortida de les comandes que acabeu d'executar</text:p>
        </text:list-item>
        <text:list-item>
          <text:p text:style-name="P52">Adjunteu les captures de pantalla amb la documentació generada</text:p>
        </text:list-item>
      </text:list>
      <text:p text:style-name="P37"/>
      <text:p text:style-name="P42"><text:span text:style-name="T76">P7 </text:span>(1p). <text:span text:style-name="T76">T</text:span>ests</text:p>
      <text:p text:style-name="P37"/>
      <text:p text:style-name="P37">Dins la carpeta <text:span text:style-name="T37">tests/</text:span> cre<text:span text:style-name="T79">eu</text:span> el script <text:span text:style-name="T37">testportcanto.py</text:span> (se <text:span text:style-name="T77">us</text:span> proporciona l'esquelet), on codificar<text:span text:style-name="T77">eu</text:span> dues classes:</text:p>
      <text:p text:style-name="P37"/>
      <text:p text:style-name="P37">classe <text:span text:style-name="T37">TestGenerarDataset</text:span>, on definir<text:span text:style-name="T77">eu</text:span> tres funcions:</text:p>
      <text:list xml:id="list851384660" text:style-name="L21">
        <text:list-item>
          <text:p text:style-name="P53">test_longituddataset</text:p>
        </text:list-item>
        <text:list-item>
          <text:p text:style-name="P53">test_valorsmitjatp</text:p>
        </text:list-item>
        <text:list-item>
          <text:p text:style-name="P53">test_valorsmitjatb</text:p>
        </text:list-item>
      </text:list>
      <text:p text:style-name="P37"/>
      <text:p text:style-name="P43"><text:span text:style-name="T31">classe </text:span><text:span text:style-name="T34">TestClustersCiclistes</text:span><text:span text:style-name="T31">, on definir</text:span><text:span text:style-name="T32">eu</text:span><text:span text:style-name="T31"> </text:span><text:span text:style-name="T49">tres</text:span><text:span text:style-name="T31"> funcions:</text:span></text:p>
      <text:list xml:id="list1334433352" text:style-name="L22">
        <text:list-item>
          <text:p text:style-name="P54"><text:span text:style-name="T77">t</text:span>est_check_column</text:p>
        </text:list-item>
        <text:list-item>
          <text:p text:style-name="P54">test_data_labels</text:p>
        </text:list-item>
        <text:list-item>
          <text:p text:style-name="P54">test_model_saved</text:p>
        </text:list-item>
      </text:list>
      <text:p text:style-name="P37"/>
      <text:list xml:id="list180113269603636" text:continue-numbering="true" text:style-name="L22">
        <text:list-item>
          <text:p text:style-name="P54">Executeu les comandes per passar els tests</text:p>
        </text:list-item>
        <text:list-item>
          <text:p text:style-name="P54">Adjunteu la captura de pantalla amb la sortida de les comandes que acabeu d'executar, on es demostra que es passen els 6 tests.</text:p>
        </text:list-item>
        <text:list-item>
          <text:p text:style-name="P45"><text:span text:style-name="T31">Expliqueu amb les </text:span><text:span text:style-name="T50">vostres</text:span><text:span text:style-name="T31"> paraules la importància de fer tests unitaris </text:span><text:span text:style-name="T32">(document de text en la carpeta P7/).</text:span></text:p>
        </text:list-item>
      </text:list>
      <text:p text:style-name="P37"/>
      <text:p text:style-name="P42"><text:span text:style-name="T76">P8 </text:span>(1p). Predicció de nous valors</text:p>
      <text:p text:style-name="P37"><text:soft-page-break/></text:p>
      <text:p text:style-name="P37"><text:tab/># Classificació de nous valors</text:p>
      <text:p text:style-name="P37"><text:tab/>nous_ciclistes = [</text:p>
      <text:p text:style-name="P37"><text:tab/><text:tab/>[500, 3230, 1430, 46<text:span text:style-name="T77">6</text:span>0], # BEBB</text:p>
      <text:p text:style-name="P37"><text:tab/><text:tab/>[501, 3300, 2120, 5420], # BEMB</text:p>
      <text:p text:style-name="P37"><text:tab/><text:tab/>[502, 4010, 1510, 5520], # MEBB</text:p>
      <text:p text:style-name="P37"><text:tab/><text:tab/>[503, 4350, 2200, 6550] # MEMB</text:p>
      <text:p text:style-name="P37"><text:tab/>]</text:p>
      <text:p text:style-name="P37"/>
      <text:list xml:id="list1446958258" text:style-name="L23">
        <text:list-item>
          <text:p text:style-name="P61">Adjunt<text:span text:style-name="T79">eu</text:span> la sortida per pantalla on demostr<text:span text:style-name="T79">eu</text:span> que heu classificat correctament aquests nous valors</text:p>
        </text:list-item>
      </text:list>
      <text:p text:style-name="P41"/>
      <text:p text:style-name="P42"><text:span text:style-name="T76">P9 </text:span>(1p). MLflow (script)</text:p>
      <text:p text:style-name="P37"/>
      <text:list xml:id="list2504229231" text:style-name="L24">
        <text:list-item>
          <text:p text:style-name="P55">Codifiqueu el script mlflowtracking-K.py (se <text:span text:style-name="T77">us</text:span> proporciona l'esquelet), on es crea a MLflow l'experiment "K sklearn ciclistes", <text:span text:style-name="T77">i </text:span>on es fa una variació del paràmetre K des de K=2 fins a K=8, i es guarden els resultats a MLflow. <text:span text:style-name="T77">A</text:span><text:span text:style-name="T79">d</text:span><text:span text:style-name="T77">junteu aquest script.</text:span></text:p>
        </text:list-item>
      </text:list>
      <text:p text:style-name="P37"/>
      <text:p text:style-name="P42"><text:span text:style-name="T76">P10 </text:span>(1p). MLflow (interfície gràfica)</text:p>
      <text:p text:style-name="P37"/>
      <text:list xml:id="list3465319803" text:style-name="L26">
        <text:list-item>
          <text:p text:style-name="P57">Feu una captura de pantalla amb els resultats que heu obtingut en l'experiment que es defineix en l'script <text:span text:style-name="T37">mlflowtracking-K.py</text:span>.</text:p>
        </text:list-item>
      </text:list>
      <text:p text:style-name="P39">Comenteu els resultats <text:span text:style-name="T77">(document de text en la carpeta </text:span><text:span text:style-name="T38">P10/</text:span><text:span text:style-name="T77">)</text:span>. Concretament:</text:p>
      <text:list xml:id="list2176752643" text:style-name="L25">
        <text:list-item>
          <text:p text:style-name="P56">Quin valor de K té millor v-measure? És K=4 el millor per fer el clustering?</text:p>
        </text:list-item>
        <text:list-item>
          <text:p text:style-name="P56">Quin valor de K té millor completesa? A partir de la imatge que has guardat a la carpeta img/, és una bona opció agafar K=2?</text:p>
        </text:list-item>
      </text:list>
      <text:p text:style-name="P37"/>
      <text:p text:style-name="P42"><text:span text:style-name="T76">P11 </text:span>(1p). Github</text:p>
      <text:p text:style-name="P40"/>
      <text:list xml:id="list4106581124" text:style-name="L28">
        <text:list-item>
          <text:p text:style-name="P58"><text:span text:style-name="T79">En un document de text dins la carpeta P11/, escriu la url del vostre projecte a Github.</text:span></text:p>
        </text:list-item>
        <text:list-item>
          <text:p text:style-name="P59">Expli<text:span text:style-name="T77">queu</text:span> el flux de treball que h<text:span text:style-name="T77">eu</text:span> de fer per exportar el <text:span text:style-name="T77">vostre</text:span> projecte a <text:span text:style-name="T77">G</text:span>ithub.</text:p>
        </text:list-item>
        <text:list-item>
          <text:p text:style-name="P59">Escriu les comandes per fer el <text:span text:style-name="T37">push</text:span> de tot el projecte a Github. Expli<text:span text:style-name="T77">que</text:span><text:span text:style-name="T79">u</text:span> breument què fa cada comanda.</text:p>
        </text:list-item>
        <text:list-item>
          <text:p text:style-name="P59">Escriu la url del teu projecte penjat a Github.</text:p>
        </text:list-item>
        <text:list-item>
          <text:p text:style-name="P46"><text:span text:style-name="T31">Adjunt</text:span><text:span text:style-name="T33">eu</text:span><text:span text:style-name="T31"> una captura de pantalla del </text:span><text:span text:style-name="T50">vostre</text:span><text:span text:style-name="T31"> projecte a Github</text:span></text:p>
        </text:list-item>
        <text:list-item>
          <text:p text:style-name="P59">No <text:span text:style-name="T77">us </text:span>oblid<text:span text:style-name="T77">eu</text:span> dels fitxers <text:span text:style-name="T37">README.md</text:span> (ben documentat), <text:span text:style-name="T37">requirements.txt </text:span>i <text:span text:style-name="T37">LICENSE.txt</text:span>.</text:p>
        </text:list-item>
      </text:list>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Helvetica Neue" svg:font-family="'Helvetica Neue', Helvetica, Arial, sans-serif"/>
    <style:font-face style:name="Tahoma1" svg:font-family="Tahoma"/>
    <style:font-face style:name="Courier New" svg:font-family="'Courier New'" style:font-family-generic="modern"/>
    <style:font-face style:name="Arial3"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56" style:display-name="ListLabel 56" style:family="text">
      <style:text-properties style:font-name="Arial1" fo:font-family="Arial" style:font-family-generic="roman" style:font-pitch="variabl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57" style:display-name="ListLabel 57" style:family="text">
      <style:text-properties fo:color="#0000ff" style:font-name="Arial1" fo:font-family="Arial" style:font-family-generic="roman" style:font-pitch="variable" style:text-underline-style="solid" style:text-underline-width="auto" style:text-underline-color="font-color" style:font-name-asian="Arial4" style:font-family-asian="Arial" style:font-family-generic-asian="system" style:font-pitch-asian="variable" style:font-name-complex="Arial4"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695cm" fo:margin-left="0.295cm" table:align="left" style:writing-mode="lr-tb"/>
    </style:style>
    <style:style style:name="Taula1.A" style:family="table-column">
      <style:table-column-properties style:column-width="2.847cm"/>
    </style:style>
    <style:style style:name="Taula1.B" style:family="table-column">
      <style:table-column-properties style:column-width="2.829cm"/>
    </style:style>
    <style:style style:name="Taula1.C" style:family="table-column">
      <style:table-column-properties style:column-width="8.356cm"/>
    </style:style>
    <style:style style:name="Taula1.D" style:family="table-column">
      <style:table-column-properties style:column-width="2.663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7"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8"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Footnote">
      <style:paragraph-properties fo:text-align="start" style:justify-single-word="false" style:snap-to-layout-grid="false"/>
      <style:text-properties fo:background-color="transparent"/>
    </style:style>
    <style:style style:name="MP11" style:family="paragraph" style:parent-style-name="Header">
      <style:paragraph-properties fo:text-align="center" style:justify-single-word="false" style:snap-to-layout-grid="false"/>
    </style:style>
    <style:style style:name="MP12" style:family="paragraph" style:parent-style-name="Footnote">
      <style:paragraph-properties fo:text-align="center" style:justify-single-word="false" style:snap-to-layout-grid="false"/>
    </style:style>
    <style:style style:name="MP13"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14" style:family="paragraph" style:parent-style-name="Text_20_body">
      <style:paragraph-properties fo:text-align="center" style:justify-single-word="false" style:snap-to-layout-grid="false"/>
      <style:text-properties style:font-name="Arial" fo:font-size="8pt" fo:language="ca" fo:country="ES" officeooo:paragraph-rsid="010cf0f7" fo:background-color="transparent" style:font-size-asian="8pt"/>
    </style:style>
    <style:style style:name="MP15" style:family="paragraph" style:parent-style-name="Footnote">
      <style:paragraph-properties fo:text-align="center" style:justify-single-word="false" style:snap-to-layout-grid="false"/>
      <style:text-properties style:font-name="Arial" fo:font-size="8pt" fo:language="ca" fo:country="ES" officeooo:paragraph-rsid="001a72aa" fo:background-color="transparent" style:font-size-asian="8pt"/>
    </style:style>
    <style:style style:name="MP16" style:family="paragraph" style:parent-style-name="Header">
      <style:paragraph-properties fo:text-align="center" style:justify-single-word="false" style:snap-to-layout-grid="false"/>
      <style:text-properties fo:background-color="transparen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text-properties style:font-name="Arial" fo:font-size="8pt" fo:language="ca" fo:country="ES" officeooo:paragraph-rsid="015570a0"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2" fo:font-size="8pt" fo:language="ca" fo:country="ES" fo:background-color="transparent" loext:char-shading-value="0" style:font-size-asian="8pt"/>
    </style:style>
    <style:style style:name="MT4" style:family="text">
      <style:text-properties style:font-name="Arial2" fo:font-size="8pt" fo:language="ca" fo:country="ES" officeooo:rsid="01583376" fo:background-color="transparent" loext:char-shading-value="0" style:font-size-asian="8pt"/>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1a72aa"/>
    </style:style>
    <style:style style:name="MT8" style:family="text">
      <style:text-properties officeooo:rsid="01216450"/>
    </style:style>
    <style:style style:name="MT9" style:family="text">
      <style:text-properties officeooo:rsid="0025800a"/>
    </style:style>
    <style:style style:name="MT10" style:family="text">
      <style:text-properties style:font-name="Arial2" fo:font-size="8pt" fo:language="ca" fo:country="ES" officeooo:rsid="01582c73" style:font-size-asian="8pt"/>
    </style:style>
    <style:style style:name="MT11" style:family="text">
      <style:text-properties officeooo:rsid="0146a603"/>
    </style:style>
    <style:style style:name="MT12" style:family="text">
      <style:text-properties officeooo:rsid="01540f7f"/>
    </style:style>
    <style:style style:name="MT13" style:family="text">
      <style:text-properties officeooo:rsid="01463893"/>
    </style:style>
    <style:style style:name="MT14" style:family="text">
      <style:text-properties officeooo:rsid="0121f91d"/>
    </style:style>
    <style:style style:name="MT15" style:family="text">
      <style:text-properties officeooo:rsid="011b5d91"/>
    </style:style>
    <style:style style:name="MT16" style:family="text">
      <style:text-properties officeooo:rsid="01460c4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9"/>
            </table:table-cell>
            <table:table-cell table:style-name="Taula1.A1" office:value-type="string">
              <text:p text:style-name="MP10"><text:span text:style-name="MT1">Codi: I</text:span><text:span text:style-name="MT2">71</text:span></text:p>
            </table:table-cell>
            <table:table-cell table:style-name="Taula1.A1" office:value-type="string">
              <text:p text:style-name="MP11"><text:span text:style-name="MT3">Exercici d'avaluació contínua </text:span><text:span text:style-name="MT4">6</text:span></text:p>
            </table:table-cell>
            <table:table-cell table:style-name="Taula1.D1" office:value-type="string" table:protected="true">
              <text:p text:style-name="MP12"><text:span text:style-name="MT5">Pàgina </text:span><text:span text:style-name="MT6"><text:page-number text:select-page="current">4</text:page-number></text:span><text:span text:style-name="Page_20_Number"><text:span text:style-name="MT6"><text:s/>de </text:span></text:span><text:span text:style-name="MT6"><text:page-count style:num-format="1">5</text:page-count></text:span></text:p>
            </table:table-cell>
          </table:table-row>
          <table:table-row table:style-name="Taula1.2">
            <table:covered-table-cell/>
            <table:table-cell table:style-name="Taula1.A1" office:value-type="string">
              <text:p text:style-name="MP13">Versió: 0<text:span text:style-name="MT7">2</text:span></text:p>
            </table:table-cell>
            <table:table-cell table:style-name="Taula1.A1" office:value-type="string">
              <text:p text:style-name="MP14">DAW_M06B1_EAC1_Enunciat_2<text:span text:style-name="MT8">2</text:span><text:span text:style-name="MT9">2</text:span><text:span text:style-name="MT8">3</text:span><text:span text:style-name="MT9">S</text:span><text:span text:style-name="MT8">1</text:span></text:p>
            </table:table-cell>
            <table:table-cell table:style-name="Taula1.D1" office:value-type="string">
              <text:p text:style-name="MP15">Lliurament: <text:reference-ref text:reference-format="text" text:ref-name="Data_de_lliurament">20/12/2024</text:reference-ref></text:p>
            </table:table-cell>
          </table:table-row>
        </table:table>
        <text:p text:style-name="MP4"/>
      </style:footer>
    </style:master-page>
    <style:master-page style:name="First_20_Page" style:display-name="First Page" style:page-layout-name="Mpm1" style:next-style-name="Standard">
      <style:header>
        <text:p text:style-name="MP5">Generalitat de Catalunya <draw:frame draw:style-name="Mfr1" draw:name="Imatge1" text:anchor-type="char" svg:x="12.702cm" svg:y="0.15cm" svg:width="2.917cm" svg:height="2.917cm" draw:z-index="0"><draw:image xlink:href="Pictures/100002010000019000000190A81ECDE63C42D7A8.png" xlink:type="simple" xlink:show="embed" xlink:actuate="onLoad" loext:mime-type="image/png"/></draw:frame></text:p>
        <text:p text:style-name="MP6">Departament d’Ensenyament</text:p>
        <text:p text:style-name="MP7">Institut Obert de Catalunya</text:p>
        <text:p text:style-name="MP8"/>
      </style:header>
      <style:footer>
        <text:p text:style-name="MP4"/>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9"/>
            </table:table-cell>
            <table:table-cell table:style-name="Taula3.A1" office:value-type="string">
              <text:p text:style-name="MP10"><text:span text:style-name="MT1">Codi: I</text:span><text:span text:style-name="MT2">71</text:span></text:p>
            </table:table-cell>
            <table:table-cell table:style-name="Taula3.A1" office:value-type="string">
              <text:p text:style-name="MP16"><text:span text:style-name="MT1">Exercici d'avaluació contínua </text:span><text:span text:style-name="MT10">6</text:span></text:p>
            </table:table-cell>
            <table:table-cell table:style-name="Taula3.D1" office:value-type="string" table:protected="true">
              <text:p text:style-name="MP12"><text:span text:style-name="MT5">Pàgina </text:span><text:span text:style-name="MT6"><text:page-number text:select-page="current">1</text:page-number></text:span><text:span text:style-name="Page_20_Number"><text:span text:style-name="MT6"><text:s/>de </text:span></text:span><text:span text:style-name="MT6"><text:page-count style:num-format="1">5</text:page-count></text:span></text:p>
            </table:table-cell>
          </table:table-row>
          <table:table-row table:style-name="Taula3.2">
            <table:covered-table-cell/>
            <table:table-cell table:style-name="Taula3.A1" office:value-type="string">
              <text:p text:style-name="MP13">Versió: 0<text:span text:style-name="MT11">2</text:span></text:p>
            </table:table-cell>
            <table:table-cell table:style-name="Taula3.A1" office:value-type="string">
              <text:p text:style-name="MP17"><text:span text:style-name="MT12">CEI_AB</text:span>_M0<text:span text:style-name="MT12">3</text:span>_EAC<text:span text:style-name="MT12">6</text:span>_Enunciat_<text:span text:style-name="MT9">2</text:span><text:span text:style-name="MT13">4</text:span><text:span text:style-name="MT14">2</text:span><text:span text:style-name="MT13">5</text:span><text:span text:style-name="MT9">S</text:span><text:span text:style-name="MT15">1</text:span></text:p>
            </table:table-cell>
            <table:table-cell table:style-name="Taula3.D1" office:value-type="string">
              <text:p text:style-name="MP18">Lliurament: <text:reference-mark-start text:name="Data_de_lliurament"/><text:span text:style-name="MT15">2</text:span><text:span text:style-name="MT12">0</text:span><text:span text:style-name="MT15">/1</text:span><text:span text:style-name="MT12">2</text:span><text:span text:style-name="MT9">/202</text:span><text:span text:style-name="MT16">4</text:span><text:reference-mark-end text:name="Data_de_lliurament"/></text:p>
            </table:table-cell>
          </table:table-row>
        </table:table>
        <text:p text:style-name="MP4"/>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9-08T17:08:28.904000000</meta:creation-date>
    <dc:language>es-ES</dc:language>
    <meta:editing-cycles>45</meta:editing-cycles>
    <meta:editing-duration>PT10H12M</meta:editing-duration>
    <dc:date>2024-09-19T18:01:11.152989354</dc:date>
    <meta:document-statistic meta:table-count="2" meta:image-count="1" meta:object-count="0" meta:page-count="5" meta:paragraph-count="124" meta:word-count="1553" meta:character-count="9803" meta:non-whitespace-character-count="8418"/>
    <meta:user-defined meta:name="Info 1"/>
    <meta:user-defined meta:name="Info 2"/>
    <meta:user-defined meta:name="Info 3"/>
    <meta:user-defined meta:name="Info 4"/>
  </office:meta>
</office:document-meta>
</file>